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5081e" officeooo:paragraph-rsid="0015081e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5081e" officeooo:paragraph-rsid="001508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668d0" officeooo:paragraph-rsid="001668d0" style:font-size-asian="12.25pt" style:font-weight-asian="normal" style:font-size-complex="14pt" style:font-weight-complex="normal"/>
    </style:style>
    <style:style style:name="T1" style:family="text">
      <style:text-properties officeooo:rsid="0015081e"/>
    </style:style>
    <style:style style:name="T2" style:family="text">
      <style:text-properties officeooo:rsid="001722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veloppement Local</text:p>
      <text:p text:style-name="P2"/>
      <text:p text:style-name="P2"/>
      <text:p text:style-name="P2">Au niveau local, nous utilisons comme IDE Visual Studio Code. Nous aurons une base de donnée local en Postgresql afin d’effectuer nos tests en local.</text:p>
      <text:p text:style-name="P2"/>
      <text:p text:style-name="P3">Nous aurons notre git local. <text:span text:style-name="T1">Avant d’envoyer vers le git, </text:span>nous effectuerons des tests unitaires locales en lançant le script dédié afin de tout automatiser. <text:span text:style-name="T2">Ces tests se feront sur les programmes et non sur un container dock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1:53:26.606594137</meta:creation-date>
    <dc:date>2022-03-24T22:07:05.663554026</dc:date>
    <meta:editing-duration>PT13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65" meta:character-count="395" meta:non-whitespace-character-count="333"/>
  </office:meta>
</office:document-meta>
</file>